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Zuprüfendepunkte" style:family="table">
      <style:table-properties style:width="16.933cm" fo:margin-left="0.074cm" table:align="left"/>
    </style:style>
    <style:style style:name="Zuprüfendepunkte.A" style:family="table-column">
      <style:table-column-properties style:column-width="5.609cm"/>
    </style:style>
    <style:style style:name="Zuprüfendepunkte.B" style:family="table-column">
      <style:table-column-properties style:column-width="5.652cm"/>
    </style:style>
    <style:style style:name="Zuprüfendepunkte.C" style:family="table-column">
      <style:table-column-properties style:column-width="5.673cm"/>
    </style:style>
    <style:style style:name="Zuprüfendepunkte.A1" style:family="table-cell">
      <style:table-cell-properties style:writing-mode="page"/>
    </style:style>
    <style:style style:name="P1" style:family="paragraph" style:parent-style-name="Standard">
      <style:text-properties officeooo:rsid="0013a300" officeooo:paragraph-rsid="0013a300"/>
    </style:style>
    <style:style style:name="P2" style:family="paragraph" style:parent-style-name="Standard">
      <style:text-properties officeooo:rsid="0013123d" officeooo:paragraph-rsid="0013123d"/>
    </style:style>
    <style:style style:name="P3" style:family="paragraph" style:parent-style-name="Table_20_Heading">
      <style:text-properties officeooo:rsid="0011b5d2" officeooo:paragraph-rsid="0011b5d2"/>
    </style:style>
    <style:style style:name="P4" style:family="paragraph" style:parent-style-name="Table_20_Contents">
      <style:text-properties officeooo:rsid="001393bf" officeooo:paragraph-rsid="001393bf"/>
    </style:style>
    <style:style style:name="P5" style:family="paragraph" style:parent-style-name="Table_20_Contents">
      <style:text-properties officeooo:rsid="00163b26" officeooo:paragraph-rsid="00163b26"/>
    </style:style>
    <style:style style:name="P6" style:family="paragraph" style:parent-style-name="Table_20_Contents">
      <style:text-properties officeooo:rsid="00180e66" officeooo:paragraph-rsid="00180e66"/>
    </style:style>
    <style:style style:name="P7" style:family="paragraph" style:parent-style-name="Table_20_Contents">
      <style:text-properties officeooo:rsid="0019128f" officeooo:paragraph-rsid="0019128f"/>
    </style:style>
    <style:style style:name="T1" style:family="text">
      <style:text-properties officeooo:rsid="00180e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undlage dieser Checklist ist das Dokument „<text:span text:style-name="T1">OPS-1.2.6</text:span> <text:span text:style-name="T1">NTP-Zeitsynchronisation</text:span>“ des BSI Grundschutzhandbuchs.</text:p>
      <text:p text:style-name="P1">Hier geht es um die allgemeinen Sicherheitsri<text:span text:style-name="T1">chtlinien beim Betreiben einer NTP-Infrastruktur</text:span>. <text:span text:style-name="T1">Der Fragebogen geht nur auf die für den Betrieb eines Samba-Domaincontrollers relevanten Abschnitte ein.</text:span> </text:p>
      <table:table table:name="Zuprüfendepunkte" table:style-name="Zuprüfendepunkte">
        <table:table-column table:style-name="Zuprüfendepunkte.A"/>
        <table:table-column table:style-name="Zuprüfendepunkte.B"/>
        <table:table-column table:style-name="Zuprüfendepunkte.C"/>
        <table:table-header-rows>
          <table:table-row>
            <table:table-cell table:style-name="Zuprüfendepunkte.A1" office:value-type="string">
              <text:p text:style-name="P3">Zu prüfende Einstellung</text:p>
            </table:table-cell>
            <table:table-cell table:style-name="Zuprüfendepunkte.A1" office:value-type="string">
              <text:p text:style-name="P3">Soll</text:p>
            </table:table-cell>
            <table:table-cell table:style-name="Zuprüfendepunkte.A1" office:value-type="string">
              <text:p text:style-name="P3">Ist</text:p>
            </table:table-cell>
          </table:table-row>
        </table:table-header-rows>
        <table:table-row>
          <table:table-cell table:style-name="Zuprüfendepunkte.A1" office:value-type="string">
            <text:p text:style-name="P6">Sicherheitsprüfung der externen Zeitquellen</text:p>
          </table:table-cell>
          <table:table-cell table:style-name="Zuprüfendepunkte.A1" office:value-type="string">
            <text:p text:style-name="P6">Der Interne Zeitserver der Domaincontroller darf nur gesicherte Quellen zum Abgleich heranziehen.</text:p>
          </table:table-cell>
          <table:table-cell table:style-name="Zuprüfendepunkte.A1" office:value-type="string">
            <text:p text:style-name="Table_20_Contents"/>
          </table:table-cell>
        </table:table-row>
        <table:table-row>
          <table:table-cell table:style-name="Zuprüfendepunkte.A1" office:value-type="string">
            <text:p text:style-name="P6">Sichere Konfiguration des Zeitservers</text:p>
          </table:table-cell>
          <table:table-cell table:style-name="Zuprüfendepunkte.A1" office:value-type="string">
            <text:p text:style-name="P6">Es ist drauf zu achten, dass nur der Domaincontroller auf dem der Zeitserver läuft, Zugriff hat. Der Zugriff ist über die Konfiguration einzuschränken</text:p>
          </table:table-cell>
          <table:table-cell table:style-name="Zuprüfendepunkte.A1" office:value-type="string">
            <text:p text:style-name="Table_20_Contents"/>
          </table:table-cell>
        </table:table-row>
        <table:table-row>
          <table:table-cell table:style-name="Zuprüfendepunkte.A1" office:value-type="string">
            <text:p text:style-name="P6">Schutz der Clients vor falschen Zeitinformationen</text:p>
          </table:table-cell>
          <table:table-cell table:style-name="Zuprüfendepunkte.A1" office:value-type="string">
            <text:p text:style-name="P6">Es ist darauf zu achten, dass der Zeitserver die Pakte an die Clients über den den dafür vorgesehenen Socket signiert.</text:p>
          </table:table-cell>
          <table:table-cell table:style-name="Zuprüfendepunkte.A1" office:value-type="string">
            <text:p text:style-name="Table_20_Contents"/>
          </table:table-cell>
        </table:table-row>
        <table:table-row>
          <table:table-cell table:style-name="Zuprüfendepunkte.A1" office:value-type="string">
            <text:p text:style-name="P7">Redundant bereitgestellte Zeitserver</text:p>
          </table:table-cell>
          <table:table-cell table:style-name="Zuprüfendepunkte.A1" office:value-type="string">
            <text:p text:style-name="P7">In einer Active Directroy-Domäne sollte immer mehr als ein sicherer Zeitserver bereitgestellt werden.</text:p>
          </table:table-cell>
          <table:table-cell table:style-name="Zuprüfendepunkte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22:13.137848456</meta:creation-date>
    <meta:generator>LibreOffice/24.2.7.2$Linux_X86_64 LibreOffice_project/420$Build-2</meta:generator>
    <dc:date>2025-02-04T14:32:09.817708802</dc:date>
    <meta:editing-duration>PT54M37S</meta:editing-duration>
    <meta:editing-cycles>6</meta:editing-cycles>
    <meta:document-statistic meta:table-count="1" meta:image-count="0" meta:object-count="0" meta:page-count="1" meta:paragraph-count="13" meta:word-count="126" meta:character-count="970" meta:non-whitespace-character-count="856"/>
  </office:meta>
</office:document-meta>
</file>